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306in" fo:margin-left="-0.07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868in"/>
    </style:style>
    <style:style style:name="Table1.C" style:family="table-column">
      <style:table-column-properties style:column-width="3.5597in"/>
    </style:style>
    <style:style style:name="Table1.D" style:family="table-column">
      <style:table-column-properties style:column-width="1.1139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7.4715in" fo:margin-left="-0.0104in" table:align="left" style:writing-mode="lr-tb"/>
    </style:style>
    <style:style style:name="Table2.A" style:family="table-column">
      <style:table-column-properties style:column-width="7.4715in"/>
    </style:style>
    <style:style style:name="Table2.1" style:family="table-row">
      <style:table-row-properties style:min-row-height="0.5521in" fo:keep-together="auto"/>
    </style:style>
    <style:style style:name="Table2.A1" style:family="table-cell">
      <style:table-cell-properties style:vertical-align="top" fo:padding="0.0382in" fo:border-left="0.25pt solid #000000" fo:border-right="0.25pt solid #000000" fo:border-top="0.5pt solid #000000" fo:border-bottom="0.2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7493in" fo:keep-together="auto"/>
    </style:style>
    <style:style style:name="Table2.A4" style:family="table-cell">
      <style:table-cell-properties style:vertical-align="top" fo:padding="0.0382in" fo:border-left="0.25pt solid #000000" fo:border-right="0.25pt solid #000000" fo:border-top="none" fo:border-bottom="0.5pt solid #000000" style:writing-mode="lr-tb"/>
    </style:style>
    <style:style style:name="Table2.5" style:family="table-row">
      <style:table-row-properties style:min-row-height="0.6757in" fo:keep-together="auto"/>
    </style:style>
    <style:style style:name="Table2.A5" style:family="table-cell">
      <style:table-cell-properties style:vertical-align="top" fo:padding="0.0382in" fo:border="0.5pt solid #000000" style:writing-mode="lr-tb"/>
    </style:style>
    <style:style style:name="Table2.6" style:family="table-row">
      <style:table-row-properties style:min-row-height="0.5736in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ru" fo:country="RU" fo:font-weight="bold" officeooo:rsid="00175ab5" officeooo:paragraph-rsid="00175ab5" style:font-weight-asian="bold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fo:font-size="9pt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fo:language="ru" fo:country="RU" style:font-size-asian="9pt"/>
    </style:style>
    <style:style style:name="P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style:font-size-asian="9pt"/>
    </style:style>
    <style:style style:name="P8" style:family="paragraph" style:parent-style-name="Standard_20__28_user_29_">
      <style:paragraph-properties fo:text-align="center" style:justify-single-word="false"/>
      <style:text-properties fo:font-size="9pt" fo:language="ru" fo:country="RU" officeooo:rsid="001b980a" officeooo:paragraph-rsid="001b980a" fo:background-color="transparent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fo:font-size="9pt" fo:background-color="transparent" style:font-size-asian="9pt"/>
    </style:style>
    <style:style style:name="P10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11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2" style:family="paragraph" style:parent-style-name="Standard_20__28_user_29_">
      <style:text-properties fo:font-size="3pt" fo:language="ru" fo:country="RU" style:font-size-asian="3pt" style:font-size-complex="3pt"/>
    </style:style>
    <style:style style:name="P13" style:family="paragraph" style:parent-style-name="Standard_20__28_user_29_">
      <style:text-properties fo:font-size="8pt" fo:language="ru" fo:country="RU" fo:background-color="transparent" style:font-size-asian="8pt" style:font-size-complex="8pt"/>
    </style:style>
    <style:style style:name="P14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15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d5693" officeooo:paragraph-rsid="001d5693" style:font-size-asian="9pt"/>
    </style:style>
    <style:style style:name="P16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officeooo:rsid="001d5693" officeooo:paragraph-rsid="001d5693" style:font-size-asian="9pt" style:font-size-complex="9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f2e37" officeooo:paragraph-rsid="001f2e37" style:font-size-asian="9pt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a6a4" officeooo:paragraph-rsid="0026a6a4" style:font-size-asian="9pt"/>
    </style:style>
    <style:style style:name="P19" style:family="paragraph" style:parent-style-name="Standard_20__28_user_29_">
      <style:paragraph-properties fo:text-align="center" style:justify-single-word="false"/>
      <style:text-properties fo:font-size="9pt" officeooo:rsid="001d5693" officeooo:paragraph-rsid="001d5693" fo:background-color="transparent" style:font-size-asian="9pt"/>
    </style:style>
    <style:style style:name="P20" style:family="paragraph" style:parent-style-name="Table_20_Contents">
      <style:text-properties fo:language="ru" fo:country="RU" fo:font-style="italic" officeooo:rsid="0016688e" officeooo:paragraph-rsid="0016688e" fo:background-color="transparent" style:font-style-asian="italic" style:font-weight-complex="bold"/>
    </style:style>
    <style:style style:name="P21" style:family="paragraph" style:parent-style-name="Table_20_Contents">
      <style:text-properties fo:language="ru" fo:country="RU" fo:font-weight="bold" style:font-weight-asian="bold" style:font-weight-complex="bold"/>
    </style:style>
    <style:style style:name="P22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ru" fo:country="RU"/>
    </style:style>
    <style:style style:name="P23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officeooo:rsid="002681fd" officeooo:paragraph-rsid="002681fd"/>
    </style:style>
    <style:style style:name="P24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paragraph-rsid="002201d3"/>
    </style:style>
    <style:style style:name="P25" style:family="paragraph" style:parent-style-name="Table_20_Contents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6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2115a7" officeooo:paragraph-rsid="002115a7"/>
    </style:style>
    <style:style style:name="P27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2201d3" officeooo:paragraph-rsid="002201d3"/>
    </style:style>
    <style:style style:name="P28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2201d3" officeooo:paragraph-rsid="0023f171"/>
    </style:style>
    <style:style style:name="P29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2201d3" officeooo:paragraph-rsid="0025641d"/>
    </style:style>
    <style:style style:name="P30" style:family="paragraph" style:parent-style-name="Table_20_Contents" style:list-style-name="WW8Num4">
      <style:paragraph-properties fo:margin-left="0.2646in" fo:margin-right="0in" fo:text-indent="-0.25in" style:auto-text-indent="false"/>
      <style:text-properties fo:font-style="normal" officeooo:rsid="002115a7" officeooo:paragraph-rsid="002115a7" style:font-style-asian="normal" style:font-style-complex="normal"/>
    </style:style>
    <style:style style:name="P31" style:family="paragraph" style:parent-style-name="Table_20_Contents" style:list-style-name="WW8Num4">
      <style:paragraph-properties fo:margin-left="0.2646in" fo:margin-right="0in" fo:text-indent="-0.25in" style:auto-text-indent="false"/>
      <style:text-properties fo:font-style="normal" officeooo:paragraph-rsid="002201d3" style:font-style-asian="normal" style:font-style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5" style:family="text">
      <style:text-properties fo:language="ru" fo:country="RU" fo:font-style="italic" style:text-underline-style="solid" style:text-underline-width="auto" style:text-underline-color="font-color" officeooo:rsid="001881ee" fo:background-color="transparent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officeooo:rsid="002201d3" style:font-name-asian="Times New Roman" style:font-name-complex="Times New Roman"/>
    </style:style>
    <style:style style:name="T10" style:family="text">
      <style:text-properties fo:language="ru" fo:country="RU" fo:font-style="normal" style:font-name-asian="Times New Roman" style:font-style-asian="normal" style:font-name-complex="Times New Roman" style:font-style-complex="normal"/>
    </style:style>
    <style:style style:name="T11" style:family="text">
      <style:text-properties fo:language="ru" fo:country="RU" fo:font-style="normal" officeooo:rsid="0023f171" style:font-name-asian="Times New Roman" style:font-style-asian="normal" style:font-name-complex="Times New Roman" style:font-style-complex="normal"/>
    </style:style>
    <style:style style:name="T12" style:family="text">
      <style:text-properties fo:language="ru" fo:country="RU" fo:font-style="normal" officeooo:rsid="0025641d" style:font-name-asian="Times New Roman" style:font-style-asian="normal" style:font-name-complex="Times New Roman" style:font-style-complex="normal"/>
    </style:style>
    <style:style style:name="T13" style:family="text">
      <style:text-properties fo:language="ru" fo:country="RU" fo:font-style="normal" officeooo:rsid="002115a7" style:font-name-asian="Times New Roman" style:font-style-asian="normal" style:font-name-complex="Times New Roman" style:font-style-complex="normal"/>
    </style:style>
    <style:style style:name="T14" style:family="text">
      <style:text-properties fo:font-size="9pt" style:font-size-asian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b980a"/>
    </style:style>
    <style:style style:name="T17" style:family="text">
      <style:text-properties officeooo:rsid="001d5693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201d3" style:font-style-asian="normal" style:font-style-complex="normal"/>
    </style:style>
    <style:style style:name="T20" style:family="text">
      <style:text-properties officeooo:rsid="002681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text:span text:style-name="T1"/></text:p>
      <text:p text:style-name="P2">Двухнедельная отчётная работа по «Информатике»: аннотация к статье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Дата прошедшей лекции</text:p>
          </table:table-cell>
          <table:table-cell table:style-name="Table1.A1" office:value-type="string">
            <text:p text:style-name="P6">Номер прошедшей лекции</text:p>
          </table:table-cell>
          <table:table-cell table:style-name="Table1.A1" office:value-type="string">
            <text:p text:style-name="P6">Название статьи/главы книги/видеолекции</text:p>
          </table:table-cell>
          <table:table-cell table:style-name="Table1.A1" office:value-type="string">
            <text:p text:style-name="P6">Дата публикации (не старше 2021 года)</text:p>
          </table:table-cell>
          <table:table-cell table:style-name="Table1.A1" office:value-type="string">
            <text:p text:style-name="P6">Размер статьи (от 400 слов)</text:p>
          </table:table-cell>
          <table:table-cell table:style-name="Table1.A1" office:value-type="string">
            <text:p text:style-name="P6">Дата сдачи</text:p>
          </table:table-cell>
        </table:table-row>
        <table:table-row table:style-name="Table1.1">
          <table:table-cell table:style-name="Table1.A1" office:value-type="string">
            <text:p text:style-name="P9">11.09.2024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13">Этимон цифры и числа</text:p>
          </table:table-cell>
          <table:table-cell table:style-name="Table1.A1" office:value-type="string">
            <text:p text:style-name="P8">30.08.2023</text:p>
          </table:table-cell>
          <table:table-cell table:style-name="Table1.A1" office:value-type="string">
            <text:p text:style-name="P9">~<text:span text:style-name="T16">2150</text:span></text:p>
          </table:table-cell>
          <table:table-cell table:style-name="Table1.A1" office:value-type="string">
            <text:p text:style-name="P9">25.09.2024<text:span text:style-name="T14"/></text:p>
          </table:table-cell>
        </table:table-row>
        <table:table-row table:style-name="Table1.1">
          <table:table-cell table:style-name="Table1.A3" office:value-type="string">
            <text:p text:style-name="P19">25.09.2024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16">Модификация алгоритма на основе сети</text:p>
            <text:p text:style-name="P16">Фейстеля с добавлением элемента</text:p>
            <text:p text:style-name="P16">случайности в ключ шифрования</text:p>
          </table:table-cell>
          <table:table-cell table:style-name="Table1.A1" office:value-type="string">
            <text:p text:style-name="P18">2021, точная дата не найдена</text:p>
          </table:table-cell>
          <table:table-cell table:style-name="Table1.A1" office:value-type="string">
            <text:p text:style-name="P17">~2450</text:p>
          </table:table-cell>
          <table:table-cell table:style-name="Table1.A1" office:value-type="string">
            <text:p text:style-name="P15">09.10.2024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2"/>
      <text:p text:style-name="P10"><text:span text:style-name="T1">Выполнил(а) </text:span><text:span text:style-name="T2"><text:tab/></text:span><text:span text:style-name="T3">Снагин С. М.</text:span><text:span text:style-name="T2"><text:tab/></text:span><text:span text:style-name="T1">, № группы </text:span><text:span text:style-name="T2"><text:tab/></text:span><text:span text:style-name="T4">Р</text:span><text:span text:style-name="T5">3115</text:span><text:span text:style-name="T2"><text:tab/></text:span><text:span text:style-name="T1">, оценка </text:span><text:span text:style-name="T2"><text:tab/></text:span></text:p>
      <text:p text:style-name="P11"><text:tab/>Фамилия И.О. студента<text:tab/>не заполнять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text:span text:style-name="T7">Прямая полная ссылка на источник или сокращённая ссылка (</text:span><text:span text:style-name="T15">bit</text:span><text:span text:style-name="T7">.</text:span><text:span text:style-name="T15">ly</text:span><text:span text:style-name="T7">, </text:span><text:span text:style-name="T15">tr</text:span><text:span text:style-name="T7">.</text:span><text:span text:style-name="T15">im</text:span><text:span text:style-name="T7"> и т.п.)</text:span></text:p>
            <text:p text:style-name="P20">https://bit.ly/4dDxNry</text:p>
          </table:table-cell>
        </table:table-row>
        <table:table-row table:style-name="Table2.2">
          <table:table-cell table:style-name="Table2.A2" office:value-type="string">
            <text:p text:style-name="P3">Теги, ключевые слова или словосочетания (минимум три слова)</text:p>
            <text:p text:style-name="P4">криптография, сеть Фейстеля, <text:s/>коды Хэмминга, блочные шифры</text:p>
          </table:table-cell>
        </table:table-row>
        <table:table-row table:style-name="Table2.3">
          <table:table-cell table:style-name="Table2.A2" office:value-type="string">
            <text:p text:style-name="P3">Перечень фактов, упомянутых в статье (минимум четыре пункта)</text:p>
            <text:list text:style-name="WW8Num4">
              <text:list-item>
                <text:p text:style-name="P26" loext:marker-style-name="T1"><text:span text:style-name="T8"><text:s/></text:span><text:span text:style-name="T10">Сеть Фейстеля (далее СФ) — актуальный метод построения блочных шифров, используется в DES, Blowfish, «Магме» и др. криптоалгоритмах.</text:span></text:p>
              </text:list-item>
              <text:list-item>
                <text:p text:style-name="P24"><text:span text:style-name="T13">Суть СФ в разбиении данных на несколько частей, одна из которых оборачивается некой функцией (чаще с использованием </text:span><text:span text:style-name="Emphasis"><text:span text:style-name="T10">⊕ </text:span></text:span><text:span text:style-name="T13">или сложением по 2^n) и накладывается на другие части.</text:span></text:p>
              </text:list-item>
              <text:list-item>
                <text:p text:style-name="P30"><text:span text:style-name="T8">В СФ при каждой итерации меняется обрабатываемый блок.</text:span></text:p>
              </text:list-item>
              <text:list-item>
                <text:p text:style-name="P24"><text:span text:style-name="T19">СФ прост в реализации при ограниченности ресурсов, шифр использует простые функции (</text:span><text:span text:style-name="Emphasis"><text:span text:style-name="T18">⊕</text:span></text:span><text:span text:style-name="T19">) и алгоритмы шифратора и дешифратора совпадают.</text:span></text:p>
              </text:list-item>
              <text:list-item>
                <text:p text:style-name="P30">СФ уязвим к ч<text:span text:style-name="T8">астотному криптоанализу; неполнот</text:span><text:span text:style-name="T9">а</text:span><text:span text:style-name="T8"> </text:span><text:span text:style-name="T9">о</text:span><text:span text:style-name="T8">бработанных блоков (=&gt; больше итераций и блоков).</text:span></text:p>
              </text:list-item>
              <text:list-item>
                <text:p text:style-name="P31"><text:span text:style-name="T9">Модификация заключается в использовании числа раундов, </text:span><text:bookmark text:name="char-node"/><text:span text:style-name="T8">⫶ </text:span><text:span text:style-name="T9">4, каждый из которых это СФ.</text:span></text:p>
              </text:list-item>
              <text:list-item>
                <text:p text:style-name="P27"><text:span text:style-name="Emphasis"><text:span text:style-name="T10">Модифицированный алгоритм СФ </text:span></text:span><text:span text:style-name="Emphasis"><text:span text:style-name="T11">медленнее</text:span></text:span><text:span text:style-name="Emphasis"><text:span text:style-name="T10"> обычного в среднем в 1.61 раз</text:span></text:span></text:p>
              </text:list-item>
              <text:list-item>
                <text:p text:style-name="P28"><text:span text:style-name="Emphasis"><text:span text:style-name="T11">Значение энтропии у модиф. алгоритма чуть больше (±0.1), т. к. в нем присутствует элемент случайности.</text:span></text:span></text:p>
              </text:list-item>
              <text:list-item>
                <text:p text:style-name="P28"><text:span text:style-name="Emphasis"><text:span text:style-name="T11">Модиф. алгоритм все равно устойчив к сдвиговым атакам за счет инвертирования случайного бита исходного ключа при формировании раундовых ключей.</text:span></text:span></text:p>
              </text:list-item>
              <text:list-item>
                <text:p text:style-name="P29"><text:span text:style-name="T18">С.А. Демин</text:span><text:span text:style-name="Emphasis"><text:span text:style-name="T12"> «Вероятностное шифрование»: из-за рандома одному исходному тексту может соответствовать несколько шифротекстов, т. е. по сравнению классическим СФ алгоритм более устойчив к криптоанализу.</text:span></text:span></text:p>
              </text:list-item>
              <text:list-item>
                <text:p text:style-name="P29"><text:span text:style-name="T18">Для мо</text:span><text:span text:style-name="Emphasis"><text:span text:style-name="T12">диф. СФ необходимо применять ГПСЧ, что является недостатком.</text:span></text:span></text:p>
              </text:list-item>
              <text:list-item>
                <text:p text:style-name="P29"><text:span text:style-name="Emphasis"><text:span text:style-name="T12">Основа для модиф СФ — внесение в шифруемый блок данных случайной ошибки, которую можно исправить проверочными битами кода Хэмминга.</text:span></text:span>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3">Позитивные следствия и/или достоинства описанной в статье технологии (минимум три пункта)</text:p>
            <text:list text:style-name="WW8Num3">
              <text:list-item>
                <text:p text:style-name="P22">Повышенная стойкость алгоритма шифрования</text:p>
              </text:list-item>
              <text:list-item>
                <text:p text:style-name="P22">Устойчив к основным видам криптоатак <text:span text:style-name="T20">(сдвиговая, грубая сила, диф. анализ, </text:span></text:p>
              </text:list-item>
              <text:list-item>
                <text:p text:style-name="P22">Возможность распараллелить шифрования отдельных блоков, <text:span text:style-name="T20">т. е. уменьшить время выполнения.</text:span></text:p>
              </text:list-item>
            </text:list>
          </table:table-cell>
        </table:table-row>
        <table:table-row table:style-name="Table2.5">
          <table:table-cell table:style-name="Table2.A5" office:value-type="string">
            <text:p text:style-name="P3">Негативные следствия и/или недостатки описанной в статье технологии (минимум три пункта)<text:span text:style-name="T1"/></text:p>
            <text:list text:style-name="WW8Num2">
              <text:list-item>
                <text:p text:style-name="P23" loext:marker-style-name="T1">Несмотря на параллельные вычисления, из-за рандомизации, время шифрования отдельного блока увеличено</text:p>
              </text:list-item>
              <text:list-item>
                <text:p text:style-name="P23" loext:marker-style-name="T1">Генерация псевдослучайных чисел повышает сложность реализации алгоритма.</text:p>
              </text:list-item>
              <text:list-item>
                <text:p text:style-name="P23">Размер зашифрованного блока увеличен (хранение контрольных битов того же кода Хэмминга)</text:p>
              </text:list-item>
            </text:list>
          </table:table-cell>
        </table:table-row>
        <table:table-row table:style-name="Table2.6">
          <table:table-cell table:style-name="Table2.A5" office:value-type="string">
            <text:p text:style-name="Table_20_Contents"><text:span text:style-name="T7">Ваши замечания, пожелания преподавателю </text:span><text:span text:style-name="T6">или</text:span><text:span text:style-name="T7"> анекдот о программистах</text:span><text:span text:style-name="Символ_20_сноски"><text:span text:style-name="T7"><text:note text:id="ftn1" text:note-class="footnote"><text:note-citation>1</text:note-citation><text:note-body><text:p text:style-name="Footnote"><text:span text:style-name="T8"><text:tab/></text:span><text:span text:style-name="T1">Наличие этой графы не влияет на оценку</text:span></text:p></text:note-body></text:note></text:span></text:span></text:p>
            <text:p text:style-name="P25">Сколько пользователей дискорда нужно, чтобы поменять лампочку? — Ноль, ведь они предпочитают <text:span text:style-name="T17">Dark Mode!</text:span></text:p>
          </table:table-cell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Calibri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Символ_20_сноски" style:display-name="Символ сноски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Vladimir Sosnin</meta:initial-creator>
    <meta:creation-date>2009-04-16T14:32:00</meta:creation-date>
    <dc:date>2024-10-09T02:00:35.210765145</dc:date>
    <meta:editing-cycles>32</meta:editing-cycles>
    <meta:editing-duration>PT8H52M28S</meta:editing-duration>
    <meta:generator>LibreOffice/24.2.5.2$Linux_X86_64 LibreOffice_project/420$Build-2</meta:generator>
    <meta:document-statistic meta:table-count="2" meta:image-count="0" meta:object-count="0" meta:page-count="2" meta:paragraph-count="57" meta:word-count="437" meta:character-count="3145" meta:non-whitespace-character-count="2770"/>
    <meta:user-defined meta:name="Info 1"/>
    <meta:user-defined meta:name="Info 2"/>
    <meta:user-defined meta:name="Info 3"/>
    <meta:user-defined meta:name="Info 4"/>
  </office:meta>
</office:document-meta>
</file>